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C7E312B4C237363420.png" manifest:media-type="image/png"/>
  <manifest:file-entry manifest:full-path="Pictures/10000201000003CF000002D33A28CFE293BADC36.png" manifest:media-type="image/png"/>
  <manifest:file-entry manifest:full-path="Pictures/10000201000003BF000002BE085C3553D1A48EA7.png" manifest:media-type="image/png"/>
  <manifest:file-entry manifest:full-path="Pictures/10000201000003D5000002BA6CFE584E718E1500.png" manifest:media-type="image/png"/>
  <manifest:file-entry manifest:full-path="Pictures/100002010000029B000001EF2D623B8F9D435B9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20ae" officeooo:paragraph-rsid="001e20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17cm" svg:height="12.095cm" draw:z-index="0"><draw:image xlink:href="Pictures/10000201000003D5000002BA6CFE584E718E1500.png" xlink:type="simple" xlink:show="embed" xlink:actuate="onLoad" loext:mime-type="image/png"/></draw:frame><draw:frame draw:style-name="fr2" draw:name="Image2" text:anchor-type="paragraph" svg:x="0cm" svg:y="12.093cm" svg:width="17cm" svg:height="12.615cm" draw:z-index="1"><draw:image xlink:href="Pictures/100002010000029B000001EF2D623B8F9D435B9E.png" xlink:type="simple" xlink:show="embed" xlink:actuate="onLoad" loext:mime-type="image/png"/></draw:frame></text:p>
      <text:p text:style-name="P1"/>
      <text:p text:style-name="P1"><draw:frame draw:style-name="fr1" draw:name="Image3" text:anchor-type="paragraph" svg:width="17cm" svg:height="12.444cm" draw:z-index="2"><draw:image xlink:href="Pictures/10000201000003BF000002BE085C3553D1A48EA7.png" xlink:type="simple" xlink:show="embed" xlink:actuate="onLoad" loext:mime-type="image/png"/></draw:frame><draw:frame draw:style-name="fr2" draw:name="Image4" text:anchor-type="paragraph" svg:x="-0.079cm" svg:y="12.707cm" svg:width="17cm" svg:height="12.605cm" draw:z-index="3"><draw:image xlink:href="Pictures/10000201000003CF000002D33A28CFE293BADC36.png" xlink:type="simple" xlink:show="embed" xlink:actuate="onLoad" loext:mime-type="image/png"/></draw:frame><text:soft-page-break/></text:p>
      <text:p text:style-name="P1"/>
      <text:p text:style-name="P1"><text:soft-page-break/></text:p>
      <text:p text:style-name="P1"><draw:frame draw:style-name="fr2" draw:name="Image5" text:anchor-type="paragraph" svg:x="0.291cm" svg:y="0.076cm" svg:width="17cm" svg:height="12.658cm" draw:z-index="4"><draw:image xlink:href="Pictures/10000201000003C0000002C7E312B4C237363420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9T13:06:57.393924235</meta:creation-date>
    <meta:editing-duration>PT4M55S</meta:editing-duration>
    <meta:editing-cycles>2</meta:editing-cycles>
    <meta:generator>LibreOffice/6.0.7.3$Linux_X86_64 LibreOffice_project/00m0$Build-3</meta:generator>
    <dc:date>2021-02-19T13:11:50.148145879</dc:date>
    <meta:document-statistic meta:table-count="0" meta:image-count="5" meta:object-count="0" meta:page-count="3" meta:paragraph-count="0" meta:word-count="0" meta:character-count="0" meta:non-whitespace-character-count="0"/>
  </office:meta>
</office:document-meta>
</file>